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text-properties style:font-name="Liberation Sans" fo:font-size="12pt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6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fbedcf3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6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9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30" style:family="paragraph" style:parent-style-name="Footnote">
      <style:text-properties style:font-name="Liberation Sans" officeooo:paragraph-rsid="0f99f89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8379a"/>
    </style:style>
    <style:style style:name="P55" style:family="paragraph" style:parent-style-name="Standard">
      <style:text-properties officeooo:paragraph-rsid="0c8b5238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ce3fa52"/>
    </style:style>
    <style:style style:name="P63" style:family="paragraph" style:parent-style-name="Standard">
      <style:text-properties officeooo:paragraph-rsid="0d09f881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5d07c4"/>
    </style:style>
    <style:style style:name="P66" style:family="paragraph" style:parent-style-name="Standard">
      <style:text-properties officeooo:paragraph-rsid="0d8c21b9"/>
    </style:style>
    <style:style style:name="P67" style:family="paragraph" style:parent-style-name="Standard">
      <style:text-properties officeooo:paragraph-rsid="0d72706e"/>
    </style:style>
    <style:style style:name="P68" style:family="paragraph" style:parent-style-name="Standard">
      <style:text-properties officeooo:paragraph-rsid="0dbec325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paragraph-rsid="0e0bda5c"/>
    </style:style>
    <style:style style:name="P72" style:family="paragraph" style:parent-style-name="Standard">
      <style:text-properties officeooo:paragraph-rsid="0e2a40f4"/>
    </style:style>
    <style:style style:name="P73" style:family="paragraph" style:parent-style-name="Standard">
      <style:text-properties officeooo:paragraph-rsid="0e38fc62"/>
    </style:style>
    <style:style style:name="P74" style:family="paragraph" style:parent-style-name="Standard">
      <style:text-properties officeooo:paragraph-rsid="0e671814"/>
    </style:style>
    <style:style style:name="P75" style:family="paragraph" style:parent-style-name="Standard">
      <style:text-properties officeooo:paragraph-rsid="0e82f1b0"/>
    </style:style>
    <style:style style:name="P76" style:family="paragraph" style:parent-style-name="Standard">
      <style:text-properties officeooo:paragraph-rsid="0e8aa5aa"/>
    </style:style>
    <style:style style:name="P77" style:family="paragraph" style:parent-style-name="Standard">
      <style:text-properties officeooo:rsid="0e8aa5aa" officeooo:paragraph-rsid="0e8aa5aa"/>
    </style:style>
    <style:style style:name="P78" style:family="paragraph" style:parent-style-name="Standard">
      <style:text-properties officeooo:rsid="0e8aa5aa" officeooo:paragraph-rsid="0fb9804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80" style:family="paragraph" style:parent-style-name="Footnote">
      <style:text-properties officeooo:rsid="043ccc66" officeooo:paragraph-rsid="0e849f1d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2" style:family="paragraph" style:parent-style-name="Standard">
      <style:text-properties officeooo:paragraph-rsid="0ecd4bf5"/>
    </style:style>
    <style:style style:name="P83" style:family="paragraph" style:parent-style-name="Footnote">
      <style:text-properties officeooo:paragraph-rsid="0f025efd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40c00"/>
    </style:style>
    <style:style style:name="P86" style:family="paragraph" style:parent-style-name="Standard">
      <style:text-properties officeooo:paragraph-rsid="0f2db54e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d2b2a" style:font-weight-asian="bold" style:font-weight-complex="bold"/>
    </style:style>
    <style:style style:name="P89" style:family="paragraph" style:parent-style-name="Standard">
      <style:text-properties officeooo:paragraph-rsid="0f466349"/>
    </style:style>
    <style:style style:name="P90" style:family="paragraph" style:parent-style-name="Footnote">
      <style:text-properties officeooo:paragraph-rsid="0f12f362"/>
    </style:style>
    <style:style style:name="P91" style:family="paragraph" style:parent-style-name="Standard">
      <style:text-properties officeooo:paragraph-rsid="0f66ac77"/>
    </style:style>
    <style:style style:name="P92" style:family="paragraph" style:parent-style-name="Footnote">
      <style:text-properties officeooo:paragraph-rsid="0f051f9f"/>
    </style:style>
    <style:style style:name="P93" style:family="paragraph" style:parent-style-name="Footnote">
      <style:text-properties officeooo:paragraph-rsid="0f8706e5"/>
    </style:style>
    <style:style style:name="P94" style:family="paragraph" style:parent-style-name="Standard">
      <style:text-properties officeooo:paragraph-rsid="0f99f892"/>
    </style:style>
    <style:style style:name="P95" style:family="paragraph" style:parent-style-name="Standard">
      <style:text-properties officeooo:paragraph-rsid="0fad1a3f"/>
    </style:style>
    <style:style style:name="P96" style:family="paragraph" style:parent-style-name="Standard">
      <style:text-properties officeooo:paragraph-rsid="0fb98046"/>
    </style:style>
    <style:style style:name="P97" style:family="paragraph" style:parent-style-name="Standard">
      <style:text-properties officeooo:paragraph-rsid="0f35fc9a"/>
    </style:style>
    <style:style style:name="P98" style:family="paragraph" style:parent-style-name="Standard">
      <style:text-properties officeooo:rsid="0f35fc9a" officeooo:paragraph-rsid="0fc0a9aa"/>
    </style:style>
    <style:style style:name="P99" style:family="paragraph" style:parent-style-name="Standard">
      <style:text-properties officeooo:paragraph-rsid="0fc1c7c5"/>
    </style:style>
    <style:style style:name="P100" style:family="paragraph" style:parent-style-name="Standard">
      <style:text-properties officeooo:paragraph-rsid="0fc3b2a9"/>
    </style:style>
    <style:style style:name="P101" style:family="paragraph" style:parent-style-name="Standard">
      <style:text-properties officeooo:paragraph-rsid="0fc57c5b"/>
    </style:style>
    <style:style style:name="P102" style:family="paragraph" style:parent-style-name="Standard">
      <style:text-properties officeooo:paragraph-rsid="0fc5f76b"/>
    </style:style>
    <style:style style:name="P103" style:family="paragraph" style:parent-style-name="Standard">
      <style:text-properties officeooo:paragraph-rsid="0fc66b9a"/>
    </style:style>
    <style:style style:name="P104" style:family="paragraph" style:parent-style-name="Standard">
      <style:text-properties officeooo:paragraph-rsid="0fc931f5"/>
    </style:style>
    <style:style style:name="P105" style:family="paragraph" style:parent-style-name="Standard">
      <style:text-properties officeooo:paragraph-rsid="0fcd2b2a"/>
    </style:style>
    <style:style style:name="P106" style:family="paragraph" style:parent-style-name="Standard">
      <style:text-properties officeooo:paragraph-rsid="0fcf3288"/>
    </style:style>
    <style:style style:name="P107" style:family="paragraph" style:parent-style-name="Standard">
      <style:text-properties officeooo:paragraph-rsid="0fcf8698"/>
    </style:style>
    <style:style style:name="P108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fcf3288" style:font-size-asian="12pt" style:font-size-complex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style:font-name="Liberation Sans" fo:font-size="10pt" officeooo:rsid="0f856ad1" style:font-size-asian="10pt" style:font-size-complex="10pt"/>
    </style:style>
    <style:style style:name="T24" style:family="text">
      <style:text-properties style:font-name="Liberation Sans" officeooo:rsid="0f1e3d19"/>
    </style:style>
    <style:style style:name="T25" style:family="text">
      <style:text-properties style:font-name="Liberation Sans" officeooo:rsid="0f19e10f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1c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3b2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5f7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66b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837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7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4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7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76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0" style:family="text">
      <style:text-properties fo:color="#000000" loext:opacity="100%" style:font-name="Liberation Sans" fo:font-size="12pt" style:font-size-asian="12pt" style:font-size-complex="12pt"/>
    </style:style>
    <style:style style:name="T29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9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9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13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1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officeooo:rsid="047da547"/>
    </style:style>
    <style:style style:name="T31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0" style:family="text">
      <style:text-properties style:use-window-font-color="true" loext:opacity="0%" style:font-name="Liberation Sans" fo:font-size="12pt" style:font-size-asian="12pt" style:font-size-complex="12pt"/>
    </style:style>
    <style:style style:name="T341" style:family="text">
      <style:text-properties style:use-window-font-color="true" loext:opacity="0%" style:font-name="Liberation Sans" officeooo:rsid="0efd8e5c"/>
    </style:style>
    <style:style style:name="T342" style:family="text">
      <style:text-properties officeooo:rsid="04473353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officeooo:rsid="0fbf22ff" style:font-weight-asian="bold" style:font-weight-complex="bold"/>
    </style:style>
    <style:style style:name="T345" style:family="text">
      <style:text-properties fo:font-weight="bold" officeooo:rsid="0fd284c1" style:font-weight-asian="bold" style:font-weight-complex="bold"/>
    </style:style>
    <style:style style:name="T346" style:family="text">
      <style:text-properties fo:font-weight="bold" officeooo:rsid="0fd392eb" style:font-weight-asian="bold" style:font-weight-complex="bold"/>
    </style:style>
    <style:style style:name="T347" style:family="text">
      <style:text-properties officeooo:rsid="0aace3cd"/>
    </style:style>
    <style:style style:name="T348" style:family="text">
      <style:text-properties fo:font-size="10pt" style:font-size-asian="10pt" style:font-size-complex="10pt"/>
    </style:style>
    <style:style style:name="T34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officeooo:rsid="0eef9ccc"/>
    </style:style>
    <style:style style:name="T354" style:family="text">
      <style:text-properties officeooo:rsid="0e80285f"/>
    </style:style>
    <style:style style:name="T355" style:family="text">
      <style:text-properties officeooo:rsid="0e838e2a"/>
    </style:style>
    <style:style style:name="T356" style:family="text">
      <style:text-properties officeooo:rsid="0e83c34e"/>
    </style:style>
    <style:style style:name="T35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1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4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6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0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1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fo:color="#808080" loext:opacity="100%" style:font-name="Liberation Sans" fo:font-size="12pt" style:font-size-asian="12pt" style:font-size-complex="12pt"/>
    </style:style>
    <style:style style:name="T37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82" style:family="text">
      <style:text-properties officeooo:rsid="0f82bd44"/>
    </style:style>
    <style:style style:name="T383" style:family="text">
      <style:text-properties officeooo:rsid="0f0ca65a"/>
    </style:style>
    <style:style style:name="T384" style:family="text">
      <style:text-properties fo:font-weight="normal" officeooo:rsid="0f3d6513" style:font-weight-asian="normal" style:font-weight-complex="normal"/>
    </style:style>
    <style:style style:name="T385" style:family="text">
      <style:text-properties fo:font-weight="normal" officeooo:rsid="0fc0a9aa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108"><text:span text:style-name="T250">C</text:span><text:span text:style-name="T249">hecklist voor </text:span><text:span text:style-name="T251">de installatie</text:span><text:span text:style-name="T249"> van </text:span><text:span text:style-name="T249"><text:user-field-get text:name="Distro">Debian</text:user-field-get></text:span><text:span text:style-name="T252"><text:s/></text:span><text:span text:style-name="T252"><text:user-field-get text:name="Version">11</text:user-field-get></text:span><text:span text:style-name="Strong_20_Emphasis"><text:span text:style-name="T285"><text:s/></text:span></text:span><text:span text:style-name="Strong_20_Emphasis"><text:span text:style-name="T286">LTS</text:span></text:span><text:span text:style-name="T253"><text:note text:id="ftn1" text:note-class="footnote"><text:note-citation>1</text:note-citation><text:note-body><text:p text:style-name="P30"><text:span text:style-name="T293">LTS</text:span><text:span text:style-name="T301"> </text:span><text:span text:style-name="T302">staat voor</text:span><text:span text:style-name="T303"> </text:span><text:span text:style-name="T293">Long-Term Support, langetermijnondersteuning, </text:span><text:span text:style-name="T304">en </text:span><text:span text:style-name="T306">d</text:span><text:span text:style-name="T304">eze </text:span><text:span text:style-name="T310"><text:user-field-get text:name="Distro">Debian</text:user-field-get></text:span><text:span text:style-name="T311"><text:s/></text:span><text:span text:style-name="T311"><text:user-field-get text:name="Version">11</text:user-field-get></text:span><text:span text:style-name="Strong_20_Emphasis"><text:span text:style-name="T287"><text:s/></text:span></text:span><text:span text:style-name="T304">LTS </text:span><text:span text:style-name="T307">(codenaam </text:span><text:span text:style-name="T308">B</text:span><text:span text:style-name="T307">ullseye) </text:span><text:span text:style-name="T302">van</text:span><text:span text:style-name="T305"> </text:span><text:span text:style-name="T298">augustus </text:span><text:span text:style-name="Strong_20_Emphasis"><text:span text:style-name="T192"><text:user-field-get style:data-style-name="N0" text:name="Releaseyear">2021</text:user-field-get></text:span></text:span><text:span text:style-name="T298"><text:s/></text:span><text:span text:style-name="T293">wordt </text:span><text:span text:style-name="T299">vijf</text:span><text:span text:style-name="T293"> jaar onder</text:span><text:span text:style-name="T309">steund</text:span><text:span text:style-name="T300"> </text:span><text:span text:style-name="T293">tot </text:span><text:span text:style-name="T298">augustus</text:span><text:span text:style-name="T294"> </text:span><text:span text:style-name="T293">202</text:span><text:span text:style-name="T295">6</text:span><text:span text:style-name="T296">.</text:span></text:p></text:note-body></text:note></text:span><text:span text:style-name="T254"> </text:span><text:span text:style-name="T254"><text:user-field-get text:name="Edition">desktop</text:user-field-get></text:span><text:span text:style-name="T255">.</text:span></text:p>
      <text:p text:style-name="P3"/>
      <text:p text:style-name="P86"><text:span text:style-name="T38">Kijk op</text:span><text:span text:style-name="T278"> </text:span><text:a xlink:type="simple" xlink:href="https://karelzimmer.nl/" text:style-name="Internet_20_link" text:visited-style-name="Visited_20_Internet_20_Link"><text:span text:style-name="T9">karelzimmer.nl</text:span></text:a><text:span text:style-name="T278"> </text:span><text:span text:style-name="T314">voor</text:span><text:span text:style-name="T315"> </text:span><text:span text:style-name="T316">deze en andere </text:span><text:span text:style-name="T317">Linux documenten</text:span><text:span text:style-name="T39">, scripts, </text:span><text:span text:style-name="T40">en informatie</text:span><text:span text:style-name="T39">.</text:span></text:p>
      <text:p text:style-name="P3"/>
      <text:p text:style-name="P26"><text:span text:style-name="T30">D</text:span><text:span text:style-name="T29">it is een invulbare PD</text:span><text:span text:style-name="T31">F</text:span><text:span text:style-name="T29"> met </text:span><text:span text:style-name="Strong_20_Emphasis"><text:span text:style-name="T112">tekst</text:span></text:span><text:span text:style-name="T29">- en</text:span><text:span text:style-name="Strong_20_Emphasis"><text:span text:style-name="T111"> </text:span></text:span><text:span text:style-name="Strong_20_Emphasis"><text:span text:style-name="T116"><draw:control text:anchor-type="as-char" draw:z-index="21" draw:name="Vorm3_ 2" draw:style-name="gr1" draw:text-style-name="P113" svg:width="0.35cm" svg:height="0.35cm" draw:control="control22"/></text:span></text:span><text:span text:style-name="T29"><text:s/>keuzevakken; </text:span><text:span text:style-name="T32">a</text:span><text:span text:style-name="T29">fdrukken is niet noodzakelijk.</text:span></text:p>
      <text:p text:style-name="P40"/>
      <text:p text:style-name="P47"><text:span text:style-name="T24">Vul </text:span><text:span text:style-name="T25">achter</text:span><text:span text:style-name="T18"> de </text:span><text:span text:style-name="Definition"><text:span text:style-name="T383">ONDERSTREEPTE</text:span></text:span><text:span text:style-name="T1"> </text:span><text:span text:style-name="T19">woorden</text:span><text:span text:style-name="T18"> het</text:span><text:span text:style-name="Strong_20_Emphasis"><text:span text:style-name="T381"> </text:span></text:span><text:span text:style-name="Strong_20_Emphasis"><text:span text:style-name="T380">tekstvak</text:span></text:span><text:span text:style-name="T19"> </text:span><text:span text:style-name="T24">in,</text:span><text:span text:style-name="T19"> </text:span><text:span text:style-name="T318">zie </text:span><text:span text:style-name="T341">[</text:span><text:span text:style-name="T318">toelichting</text:span><text:span text:style-name="T341">]</text:span><text:span text:style-name="T19">:</text:span></text:p>
      <text:p text:style-name="P37"><text:span text:style-name="Definition"><text:span text:style-name="T320">g</text:span></text:span><text:span text:style-name="Definition"><text:span text:style-name="T319">ebruiker</text:span></text:span><text:span text:style-name="T322"><text:tab/><text:tab/></text:span><text:span text:style-name="T340"> <text:tab/><text:tab/></text:span><draw:control text:anchor-type="as-char" svg:y="-0.429cm" draw:z-index="8" draw:name="Gebruiker" draw:style-name="gr2" draw:text-style-name="P114" svg:width="6.002cm" svg:height="0.6cm" draw:control="control9"><svg:title>Gebruiker</svg:title><svg:desc>Volledige naam, bijv. Jan Stek</svg:desc></draw:control><text:span text:style-name="T323"><text:tab/></text:span><text:span text:style-name="T324">[</text:span><text:span text:style-name="T321">volledige naam, bijv. </text:span><text:span text:style-name="T337">J</text:span><text:span text:style-name="T338">a</text:span><text:span text:style-name="T337">n </text:span><text:span text:style-name="T338">Jansen</text:span><text:span text:style-name="T339">]</text:span></text:p>
      <text:p text:style-name="Standard"><text:span text:style-name="Definition"><text:span text:style-name="T320">g</text:span></text:span><text:span text:style-name="Definition">ebruikersnaam</text:span><text:span text:style-name="T319"><text:tab/></text:span><text:span text:style-name="T319"><draw:control text:anchor-type="as-char" svg:y="-0.429cm" draw:z-index="9" draw:name="Gberuikersnaam" draw:style-name="gr2" draw:text-style-name="P114" svg:width="6.002cm" svg:height="0.6cm" draw:control="control10"><svg:title>Gebruikersnaam</svg:title><svg:desc>Korte naam, bijv. jan</svg:desc></draw:control></text:span><text:span text:style-name="T319"><text:tab/></text:span><text:span text:style-name="T11">[</text:span><text:span text:style-name="T10">korte naam, bijv. </text:span><text:span text:style-name="T275">j</text:span><text:span text:style-name="T276">a</text:span><text:span text:style-name="T275">n</text:span><text:span text:style-name="T277">]</text:span></text:p>
      <text:p text:style-name="P32"><text:span text:style-name="Definition"><text:span text:style-name="T326">c</text:span></text:span><text:span text:style-name="Definition">omputernaam</text:span><text:span text:style-name="T325"><text:tab/><text:tab/></text:span><text:span text:style-name="T323"><draw:control text:anchor-type="as-char" svg:y="-0.429cm" draw:z-index="10" draw:name="Computernaam" draw:style-name="gr2" draw:text-style-name="P114" svg:width="6.002cm" svg:height="0.6cm" draw:control="control11"><svg:title>Computernaam</svg:title><svg:desc>Unieke naam van de computer</svg:desc></draw:control></text:span><text:span text:style-name="T323"><text:tab/></text:span><text:span text:style-name="T334">[</text:span><text:span text:style-name="T330">naam van de compute</text:span><text:span text:style-name="T331">r, </text:span><text:span text:style-name="T332">bijv. p</text:span><text:span text:style-name="T333">c02</text:span><text:span text:style-name="T334">]</text:span></text:p>
      <text:p text:style-name="P32"><text:span text:style-name="Definition"><text:span text:style-name="T320">o</text:span></text:span><text:span text:style-name="Definition"><text:span text:style-name="T319">pstartmenu</text:span></text:span><text:span text:style-name="T323"><text:tab/><text:tab/><text:tab/></text:span><text:span text:style-name="T323"><draw:control text:anchor-type="as-char" svg:y="-0.429cm" draw:z-index="11" draw:name="Opstartmenu" draw:style-name="gr2" draw:text-style-name="P114" svg:width="6.002cm" svg:height="0.6cm" draw:control="control12"><svg:title>Opstartmenu</svg:title><svg:desc>Toets voor het opstartmenu ("bootmenu")</svg:desc></draw:control></text:span><text:span text:style-name="T323"><text:tab/></text:span><text:span text:style-name="T334">[</text:span><text:span text:style-name="T330">to</text:span><text:span text:style-name="T335">ets voor het opstartmedium</text:span><text:span text:style-name="T336">]</text:span></text:p>
      <text:p text:style-name="P36"><text:span text:style-name="Definition"><text:span text:style-name="T327">i</text:span></text:span><text:span text:style-name="Definition"><text:span text:style-name="T328">nstellingen</text:span></text:span><text:span text:style-name="T329"><text:tab/> <text:tab/><text:tab/></text:span><text:span text:style-name="T329"><draw:control text:anchor-type="as-char" svg:y="-0.429cm" draw:z-index="7" draw:name="Instellingen" draw:style-name="gr2" draw:text-style-name="P114" svg:width="6.002cm" svg:height="0.6cm" draw:control="control8"><svg:title>Instellingen</svg:title><svg:desc>Toets voor het BIOS/UEFI-scherm ("setup")</svg:desc></draw:control></text:span><text:span text:style-name="T329"><text:tab/></text:span><text:span text:style-name="T334">[</text:span><text:span text:style-name="T330">toets voor het UEFI-BIOS-scherm</text:span><text:span text:style-name="T334">]</text:span></text:p>
      <text:p text:style-name="P34"><text:span text:style-name="Definition"><text:span text:style-name="T366">g</text:span></text:span><text:span text:style-name="Definition"><text:span text:style-name="T365">ebruiker</text:span></text:span><text:span text:style-name="Definition"><text:span text:style-name="T367">2</text:span></text:span><text:span text:style-name="T371"><text:tab/></text:span><text:span text:style-name="T372"> <text:tab/><text:tab/></text:span><text:span text:style-name="T357"><draw:control text:anchor-type="as-char" svg:y="-0.429cm" draw:z-index="18" draw:name="Gebruiker 1" draw:style-name="gr2" draw:text-style-name="P114" svg:width="6.002cm" svg:height="0.6cm" draw:control="control19"><svg:title>Gebruiker</svg:title><svg:desc>Volledige naam, bijv. Jan Stek</svg:desc></draw:control></text:span><text:span text:style-name="T357"><text:tab/></text:span><text:span text:style-name="T358">[</text:span><text:span text:style-name="T359">volledige naam </text:span><text:span text:style-name="T360">evt. 2</text:span><text:span text:style-name="T373">e</text:span><text:span text:style-name="T360"> gebruiker</text:span><text:span text:style-name="T361">]</text:span></text:p>
      <text:p text:style-name="P82"><text:span text:style-name="Definition"><text:span text:style-name="T366">g</text:span></text:span><text:span text:style-name="Definition"><text:span text:style-name="T365">ebruikersnaam</text:span></text:span><text:span text:style-name="Definition"><text:span text:style-name="T367">2</text:span></text:span><text:span text:style-name="T365"><text:tab/></text:span><text:span text:style-name="T362"><draw:control text:anchor-type="as-char" svg:y="-0.429cm" draw:z-index="19" draw:name="Gberuikersnaam 1" draw:style-name="gr2" draw:text-style-name="P114" svg:width="6.002cm" svg:height="0.6cm" draw:control="control20"><svg:title>Gebruikersnaam</svg:title><svg:desc>Korte naam, bijv. jan</svg:desc></draw:control></text:span><text:span text:style-name="T362"><text:tab/></text:span><text:span text:style-name="T364">[</text:span><text:span text:style-name="T363">korte naam</text:span><text:span text:style-name="T368"> </text:span><text:span text:style-name="T369">evt. 2</text:span><text:span text:style-name="T374">e</text:span><text:span text:style-name="T369"> gebruiker</text:span><text:span text:style-name="T370">]</text:span></text:p>
      <text:p text:style-name="P38"><text:span text:style-name="T260">Vervang </text:span><text:span text:style-name="T265">de</text:span><text:span text:style-name="T260"> </text:span><text:span text:style-name="Definition"><text:span text:style-name="T27">ONDERSTREEPTE</text:span></text:span><text:span text:style-name="T260"> </text:span><text:span text:style-name="T261">woorden </text:span><text:span text:style-name="T260">in deze checklist door </text:span><text:span text:style-name="T265">d</text:span><text:span text:style-name="T267">i</text:span><text:span text:style-name="T265">e </text:span><text:span text:style-name="T266">in </text:span><text:span text:style-name="T267">het</text:span><text:span text:style-name="Strong_20_Emphasis"><text:span text:style-name="T63"> </text:span></text:span><text:span text:style-name="Strong_20_Emphasis"><text:span text:style-name="T100">tekstvak</text:span></text:span><text:span text:style-name="T260">.</text:span></text:p>
      <text:p text:style-name="P41"/>
      <text:p text:style-name="P33"><text:span text:style-name="Strong_20_Emphasis"><text:span text:style-name="T271"/></text:span></text:p>
      <text:p text:style-name="P35"><text:span text:style-name="T273">Nog niet op Linux?</text:span><text:span text:style-name="T262"><text:tab/></text:span><text:span text:style-name="T268"><text:tab/></text:span><text:span text:style-name="T269">G</text:span><text:span text:style-name="T259">ebruik </text:span><text:span text:style-name="Strong_20_Emphasis"><text:span text:style-name="T274">Checklist migratie</text:span></text:span><text:span text:style-name="T259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63"> onder </text:span><text:span text:style-name="T272">Linux</text:span><text:span text:style-name="T264">.</text:span></text:p>
      <text:p text:style-name="P25"><text:span text:style-name="T247">Nieuwe installatie?</text:span><text:span text:style-name="T242"><text:tab/></text:span><text:span text:style-name="T244"></text:span><text:span text:style-name="T246"><text:tab/></text:span><text:span text:style-name="T245">B</text:span><text:span text:style-name="T242">egin bij hoofdstuk </text:span><text:span text:style-name="T247"><text:bookmark-ref text:reference-format="page" text:ref-name="__RefNumPara__4009_1271708128">2</text:bookmark-ref></text:span><text:span text:style-name="T247"><text:s text:c="2"/></text:span><text:span text:style-name="T248"><text:bookmark-ref text:reference-format="text" text:ref-name="__RefNumPara__4009_1271708128">Installatie uitvoeren</text:bookmark-ref></text:span><text:span text:style-name="T243">.</text:span></text:p>
      <text:p text:style-name="P31"><text:span text:style-name="Strong_20_Emphasis"><text:span text:style-name="T270"/></text:span></text:p>
      <text:p text:style-name="P31"><text:span text:style-name="Strong_20_Emphasis"><text:span text:style-name="T270"/></text:span></text:p>
      <text:list xml:id="list503926685" text:style-name="L1">
        <text:list-item>
          <text:p text:style-name="P109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58"><text:s/></text:span></text:span><text:span text:style-name="Strong_20_Emphasis"><text:span text:style-name="T113"><draw:control text:anchor-type="as-char" draw:z-index="0" draw:name="Vorm3" draw:style-name="gr1" draw:text-style-name="P11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58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9"><text:note text:id="ftn2" text:note-class="footnote"><text:note-citation>2</text:note-citation><text:note-body><text:p text:style-name="P27"><text:span text:style-name="T208">E</text:span><text:span text:style-name="T211">v</text:span><text:span text:style-name="T212">en</text:span><text:span text:style-name="T214">t</text:span><text:span text:style-name="T215">uele </text:span><text:span text:style-name="T216">extra </text:span><text:span text:style-name="Definition"><text:span text:style-name="T349">gebruiker</text:span></text:span><text:span text:style-name="T216">s aanmelden </text:span><text:span text:style-name="T217">en dezelfde stappen uitvoeren</text:span><text:span text:style-name="T213">.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8"><text:s/></text:span></text:span></text:p>
          </table:table-cell>
          <table:table-cell table:style-name="_31_._5f_Installatie_5f_voorbereiden.A1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8"><text:s/></text:span></text:span><text:span text:style-name="Strong_20_Emphasis"><text:span text:style-name="T113"><draw:control text:anchor-type="as-char" draw:z-index="12" draw:name="Vorm4" draw:style-name="gr1" draw:text-style-name="P11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8">Installeer </text:span></text:span><text:span text:style-name="Strong_20_Emphasis"><text:span text:style-name="T99">pakket kz</text:span></text:span><text:span text:style-name="Strong_20_Emphasis"><text:span text:style-name="T99"><text:note text:id="ftn3" text:note-class="footnote"><text:note-citation>3</text:note-citation><text:note-body><text:p text:style-name="P90"><text:span text:style-name="T355">Debian-</text:span><text:span text:style-name="T356">p</text:span>akket kz plaatst documenten en scripts van Karel Zimmer <text:span text:style-name="T354">(zie </text:span><text:a xlink:type="simple" xlink:href="https://karelzimmer.nl/" text:style-name="Internet_20_link" text:visited-style-name="Visited_20_Internet_20_Link"><text:span text:style-name="Strong_20_Emphasis"><text:span text:style-name="T352">karelzimmer.nl</text:span></text:span></text:a><text:span text:style-name="Strong_20_Emphasis"><text:span text:style-name="T233">) </text:span></text:span>voor het installeren en beheren van Debian en op Debian gebaseerd systeem zoals Ubuntu.</text:p></text:note-body></text:note></text:span></text:span><text:span text:style-name="Strong_20_Emphasis"><text:span text:style-name="T99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99"><text:span text:style-name="Strong_20_Emphasis"><text:span text:style-name="T102">D</text:span></text:span><text:span text:style-name="Strong_20_Emphasis"><text:span text:style-name="T63">ruk op de </text:span></text:span><text:span text:style-name="Strong_20_Emphasis"><text:span text:style-name="T77">Super</text:span></text:span><text:span text:style-name="Strong_20_Emphasis"><text:span text:style-name="T63">-toets</text:span></text:span><text:span text:style-name="Strong_20_Emphasis"><text:span text:style-name="T63"><text:note text:id="ftn4" text:note-class="footnote"><text:note-citation>4</text:note-citation><text:note-body><text:p text:style-name="P28"><text:span text:style-name="T256">De </text:span><text:span text:style-name="T257">Super</text:span><text:span text:style-name="T256">-toets is de Windows-toets, Command-toets </text:span><text:span text:style-name="T258">(Apple)</text:span><text:span text:style-name="T256">, of Vergrootglas-toets </text:span><text:span text:style-name="T258">(Chromebook)</text:span><text:span text:style-name="T256">.</text:span></text:p></text:note-body></text:note></text:span></text:span><text:span text:style-name="Strong_20_Emphasis"><text:span text:style-name="T62">, </text:span></text:span><text:span text:style-name="Strong_20_Emphasis"><text:span text:style-name="T64">t</text:span></text:span><text:span text:style-name="Strong_20_Emphasis"><text:span text:style-name="T65">yp </text:span></text:span><text:span text:style-name="Strong_20_Emphasis"><text:span text:style-name="T129">ter</text:span></text:span><text:span text:style-name="Strong_20_Emphasis"><text:span text:style-name="T130">m</text:span></text:span><text:span text:style-name="Strong_20_Emphasis"><text:span text:style-name="T66"> </text:span></text:span><text:span text:style-name="Strong_20_Emphasis"><text:span text:style-name="T67">e</text:span></text:span><text:span text:style-name="Strong_20_Emphasis"><text:span text:style-name="T60">n </text:span></text:span><text:span text:style-name="Strong_20_Emphasis"><text:span text:style-name="T68">k</text:span></text:span><text:span text:style-name="Strong_20_Emphasis"><text:span text:style-name="T60">lik op het pictogram van </text:span></text:span><text:span text:style-name="Strong_20_Emphasis"><text:span text:style-name="T131">Terminalvenster</text:span></text:span><text:span text:style-name="Strong_20_Emphasis"><text:span text:style-name="T69">.</text:span></text:span><text:span text:style-name="Strong_20_Emphasis"><text:span text:style-name="T66"> 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58"/></text:span></text:p>
          </table:table-cell>
          <table:table-cell table:style-name="_31_._5f_Installatie_5f_voorbereiden.A1" office:value-type="string">
            <text:p text:style-name="P68"><text:span text:style-name="T4">Typ</text:span><text:span text:style-name="Strong_20_Emphasis"><text:span text:style-name="T70">, of </text:span></text:span><text:span text:style-name="Strong_20_Emphasis"><text:span text:style-name="T66">kopieer en plak, de</text:span></text:span><text:span text:style-name="Strong_20_Emphasis"><text:span text:style-name="T71">z</text:span></text:span><text:span text:style-name="Strong_20_Emphasis"><text:span text:style-name="T66">e </text:span></text:span><text:span text:style-name="Strong_20_Emphasis"><text:span text:style-name="T72">drie </text:span></text:span><text:span text:style-name="Strong_20_Emphasis"><text:span text:style-name="T66">opdrachten, ieder gevolgd door de </text:span></text:span><text:span text:style-name="Strong_20_Emphasis"><text:span text:style-name="T61">Enter</text:span></text:span><text:span text:style-name="Strong_20_Emphasis"><text:span text:style-name="T6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104"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104"><text:span text:style-name="User_20_Entry"><text:span text:style-name="T34">wget karelzimmer.nl/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104"><text:span text:style-name="User_20_Entry"><text:span text:style-name="T34"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77"><text:span text:style-name="T3">V</text:span><text:span text:style-name="Strong_20_Emphasis"><text:span text:style-name="T73">olg </text:span></text:span><text:span text:style-name="Strong_20_Emphasis"><text:span text:style-name="T7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8"><text:s/></text:span></text:span><text:span text:style-name="Strong_20_Emphasis"><text:span text:style-name="T113"><draw:control text:anchor-type="as-char" draw:z-index="1" draw:name="Vorm6" draw:style-name="gr1" draw:text-style-name="P11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2">Bereid de installatie voor</text:span></text:span><text:span text:style-name="Strong_20_Emphasis"><text:span text:style-name="T60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100"><text:span text:style-name="Strong_20_Emphasis"><text:span text:style-name="T103">D</text:span></text:span><text:span text:style-name="Strong_20_Emphasis"><text:span text:style-name="T75">ruk </text:span></text:span><text:span text:style-name="Strong_20_Emphasis"><text:span text:style-name="T76">op de </text:span></text:span><text:span text:style-name="Strong_20_Emphasis"><text:span text:style-name="T77">Super</text:span></text:span><text:span text:style-name="Strong_20_Emphasis"><text:span text:style-name="T76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2">, </text:span></text:span><text:span text:style-name="Strong_20_Emphasis"><text:span text:style-name="T78">t</text:span></text:span><text:span text:style-name="Strong_20_Emphasis"><text:span text:style-name="T65">yp </text:span></text:span><text:span text:style-name="Strong_20_Emphasis"><text:span text:style-name="T132">men</text:span></text:span><text:span text:style-name="Strong_20_Emphasis"><text:span text:style-name="T133">u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0">n </text:span></text:span><text:span text:style-name="Strong_20_Emphasis"><text:span text:style-name="T68">k</text:span></text:span><text:span text:style-name="Strong_20_Emphasis"><text:span text:style-name="T60">lik op het pictogram van</text:span></text:span><text:span text:style-name="Strong_20_Emphasis"><text:span text:style-name="T114">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8"/></text:span></text:p>
          </table:table-cell>
          <table:table-cell table:style-name="_31_._5f_Installatie_5f_voorbereiden.A1" office:value-type="string">
            <text:p text:style-name="P96"><text:span text:style-name="Strong_20_Emphasis"><text:span text:style-name="T80">K</text:span></text:span><text:span text:style-name="Strong_20_Emphasis"><text:span text:style-name="T81">ie</text:span></text:span><text:span text:style-name="Strong_20_Emphasis"><text:span text:style-name="T82">s</text:span></text:span><text:span text:style-name="Strong_20_Emphasis"><text:span text:style-name="T74"> </text:span></text:span><text:span text:style-name="Strong_20_Emphasis"><text:span text:style-name="T154">1</text:span></text:span><text:span text:style-name="Strong_20_Emphasis"><text:span text:style-name="T155"> </text:span></text:span><text:span text:style-name="Strong_20_Emphasis"><text:span text:style-name="T156">In</text:span></text:span><text:span text:style-name="Strong_20_Emphasis"><text:span text:style-name="T148">stallatie voorbereiden</text:span></text:span><text:span text:style-name="Strong_20_Emphasis"><text:span text:style-name="T83"> </text:span></text:span><text:span text:style-name="Strong_20_Emphasis"><text:span text:style-name="T84">en </text:span></text:span><text:span text:style-name="Strong_20_Emphasis"><text:span text:style-name="T101">klik op </text:span></text:span><text:span text:style-name="Strong_20_Emphasis"><text:span text:style-name="T138">Verder</text:span></text:span><text:span text:style-name="Strong_20_Emphasis"><text:span text:style-name="T101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78"><text:span text:style-name="T3">V</text:span><text:span text:style-name="Strong_20_Emphasis"><text:span text:style-name="T73">olg </text:span></text:span><text:span text:style-name="Strong_20_Emphasis"><text:span text:style-name="T74">de aanwijzingen op het scherm.</text:span></text:span></text:p>
          </table:table-cell>
        </table:table-row>
      </table:table>
      <text:p text:style-name="P43"/>
      <text:list xml:id="list172519285719704" text:continue-numbering="true" text:style-name="L1">
        <text:list-item>
          <text:p text:style-name="P110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0"><text:span text:style-name="Strong_20_Emphasis"><text:span text:style-name="T58"><text:s/></text:span></text:span><text:span text:style-name="Strong_20_Emphasis"><text:span text:style-name="T113"><draw:control text:anchor-type="as-char" draw:z-index="2" draw:name="Vorm9" draw:style-name="gr1" draw:text-style-name="P11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4"><text:span text:style-name="T290">Start de computer op vanaf </text:span><text:span text:style-name="T291">een </text:span><text:span text:style-name="T282"><text:user-field-get text:name="Distro">Debian</text:user-field-get></text:span><text:span text:style-name="T283"><text:s/></text:span><text:span text:style-name="T283"><text:user-field-get text:name="Version">11</text:user-field-get></text:span><text:span text:style-name="Strong_20_Emphasis"><text:span text:style-name="T280"><text:s/></text:span></text:span><text:span text:style-name="T292">Live</text:span><text:span text:style-name="T170"><text:note text:id="ftn5" text:note-class="footnote"><text:note-citation>1</text:note-citation><text:note-body><text:p text:style-name="P30"><text:span text:style-name="T342">Vanaf ee</text:span>n Live <text:span text:style-name="T382">usb</text:span><text:span text:style-name="T347">-stick </text:span><text:span text:style-name="T353">(</text:span><text:span text:style-name="T347">of </text:span><text:span text:style-name="T353">dvd</text:span><text:span text:style-name="T297">)</text:span><text:span text:style-name="T348"> </text:span>kunt <text:span text:style-name="T342">u opstarten en</text:span> met <text:span text:style-name="T312"><text:user-field-get text:name="Distro">Debian</text:user-field-get></text:span><text:span text:style-name="T313"><text:s/></text:span>werken zonder deze te installeren.</text:p></text:note-body></text:note></text:span><text:span text:style-name="T169"> </text:span><text:span text:style-name="T174">usb</text:span><text:span text:style-name="T171">-stick</text:span><text:span text:style-name="T171"><text:note text:id="ftn6" text:note-class="footnote"><text:note-citation>2</text:note-citation><text:note-body><text:p text:style-name="P93"><text:span text:style-name="T20">D</text:span><text:span text:style-name="Strong_20_Emphasis"><text:span text:style-name="T179">ow</text:span></text:span><text:span text:style-name="Strong_20_Emphasis"><text:span text:style-name="T180">nload </text:span></text:span><text:span text:style-name="Strong_20_Emphasis"><text:span text:style-name="T177">e</text:span></text:span><text:span text:style-name="Strong_20_Emphasis"><text:span text:style-name="T181">e</text:span></text:span><text:span text:style-name="Strong_20_Emphasis"><text:span text:style-name="T182">n</text:span></text:span><text:span text:style-name="Strong_20_Emphasis"><text:span text:style-name="T206"> </text:span></text:span><text:span text:style-name="Strong_20_Emphasis"><text:span text:style-name="T236">cd</text:span></text:span><text:span text:style-name="Strong_20_Emphasis"><text:span text:style-name="T230">-beeldbestand</text:span></text:span><text:span text:style-name="Strong_20_Emphasis"><text:span text:style-name="T180"> </text:span></text:span><text:span text:style-name="Strong_20_Emphasis"><text:span text:style-name="T191">(.iso) </text:span></text:span><text:span text:style-name="Strong_20_Emphasis"><text:span text:style-name="T183">v</text:span></text:span><text:span text:style-name="Strong_20_Emphasis"><text:span text:style-name="T184">anaf</text:span></text:span><text:span text:style-name="Strong_20_Emphasis"><text:span text:style-name="T185"> </text:span></text:span><text:a xlink:type="simple" xlink:href="https://www.debian.org/CD/live/" text:style-name="Internet_20_link" text:visited-style-name="Visited_20_Internet_20_Link"><text:span text:style-name="Strong_20_Emphasis"><text:span text:style-name="T350">debian.org/cd/live</text:span></text:span></text:a><text:span text:style-name="Strong_20_Emphasis"><text:span text:style-name="T185">, blader naar beneden en klik op <text:line-break/></text:span></text:span><text:span text:style-name="Strong_20_Emphasis"><text:span text:style-name="T193">unofficial live images for </text:span></text:span><text:span text:style-name="Strong_20_Emphasis"><text:span text:style-name="T198">“</text:span></text:span><text:span text:style-name="Strong_20_Emphasis"><text:span text:style-name="T207">stable</text:span></text:span><text:span text:style-name="Strong_20_Emphasis"><text:span text:style-name="T198">”</text:span></text:span><text:span text:style-name="Strong_20_Emphasis"><text:span text:style-name="T193"> with firmware included</text:span></text:span><text:span text:style-name="Strong_20_Emphasis"><text:span text:style-name="T185">. <text:line-break/>Klik vervolgens </text:span></text:span><text:span text:style-name="Strong_20_Emphasis"><text:span text:style-name="T188">op</text:span></text:span><text:span text:style-name="Strong_20_Emphasis"><text:span text:style-name="T185"> </text:span></text:span><text:span text:style-name="Strong_20_Emphasis"><text:span text:style-name="T193">amd64/</text:span></text:span><text:span text:style-name="Strong_20_Emphasis"><text:span text:style-name="T185"> en </text:span></text:span><text:span text:style-name="Strong_20_Emphasis"><text:span text:style-name="T188">daarna op </text:span></text:span><text:span text:style-name="Strong_20_Emphasis"><text:span text:style-name="T193">iso-hybrid/</text:span></text:span><text:span text:style-name="Strong_20_Emphasis"><text:span text:style-name="T185">.<text:line-break/></text:span></text:span><text:span text:style-name="Strong_20_Emphasis"><text:span text:style-name="T189">K</text:span></text:span><text:span text:style-name="Strong_20_Emphasis"><text:span text:style-name="T190">lik op</text:span></text:span><text:span text:style-name="Strong_20_Emphasis"><text:span text:style-name="T186"> </text:span></text:span><text:span text:style-name="T194">debian-live-11...</text:span><text:span text:style-name="T195">-</text:span><text:span text:style-name="T194">amd-64-</text:span><text:span text:style-name="T195">gnome</text:span><text:span text:style-name="T196">+non-fre</text:span><text:span text:style-name="T197">e</text:span><text:span text:style-name="T196">.iso</text:span><text:span text:style-name="Strong_20_Emphasis"><text:span text:style-name="T180">.<text:line-break/></text:span></text:span><text:span text:style-name="Strong_20_Emphasis"><text:span text:style-name="T187">P</text:span></text:span><text:span text:style-name="T20">laats een </text:span><text:span text:style-name="T23">usb</text:span><text:span text:style-name="T20">-stick </text:span><text:span text:style-name="T21">van </text:span><text:span text:style-name="T20">min</text:span><text:span text:style-name="T22">imaal </text:span><text:span text:style-name="T20">4 GB.</text:span></text:p><text:p text:style-name="P83"><text:span text:style-name="T20"><text:tab/></text:span><text:span text:style-name="Strong_20_Emphasis"><text:span text:style-name="T218">Zoek</text:span></text:span><text:span text:style-name="Strong_20_Emphasis"><text:span text:style-name="T219"> </text:span></text:span><text:span text:style-name="Strong_20_Emphasis"><text:span text:style-name="T238">s</text:span></text:span><text:span text:style-name="Strong_20_Emphasis"><text:span text:style-name="T239">ch</text:span></text:span><text:span text:style-name="Strong_20_Emphasis"><text:span text:style-name="T219"> en klik op het pictogram van</text:span></text:span><text:span text:style-name="Strong_20_Emphasis"><text:span text:style-name="T220"> </text:span></text:span><text:span text:style-name="Strong_20_Emphasis"><text:span text:style-name="T241">Schijven</text:span></text:span><text:span text:style-name="Strong_20_Emphasis"><text:span text:style-name="T221">. Selecteer de </text:span></text:span><text:span text:style-name="Strong_20_Emphasis"><text:span text:style-name="T237">usb</text:span></text:span><text:span text:style-name="Strong_20_Emphasis"><text:span text:style-name="T221">-stick in de lijst van schijven aan de linkerkant en klik rechtsboven op </text:span></text:span><text:span text:style-name="Strong_20_Emphasis"><text:span text:style-name="T240">Schijfinstellingen</text:span></text:span><text:span text:style-name="Strong_20_Emphasis"><text:span text:style-name="T221"> </text:span></text:span><text:span text:style-name="Strong_20_Emphasis"><text:span text:style-name="T240">⋮</text:span></text:span><text:span text:style-name="Strong_20_Emphasis"><text:span text:style-name="T221"> (icoontje met de drie puntjes).</text:span></text:span></text:p><text:p text:style-name="P92"><text:span text:style-name="Strong_20_Emphasis"><text:span text:style-name="T221"><text:tab/>Kies </text:span></text:span><text:span text:style-name="Strong_20_Emphasis"><text:span text:style-name="T240">Schijfkopie terugzetten</text:span></text:span><text:span text:style-name="Strong_20_Emphasis"><text:span text:style-name="T221"> en selecteer </text:span></text:span><text:span text:style-name="Strong_20_Emphasis"><text:span text:style-name="T232">het net</text:span></text:span><text:span text:style-name="Strong_20_Emphasis"><text:span text:style-name="T230"> gedownloade </text:span></text:span><text:span text:style-name="Strong_20_Emphasis"><text:span text:style-name="T236">cd</text:span></text:span><text:span text:style-name="Strong_20_Emphasis"><text:span text:style-name="T230">-beeldbestand </text:span></text:span><text:span text:style-name="Strong_20_Emphasis"><text:span text:style-name="T231">(.iso)</text:span></text:span><text:span text:style-name="Strong_20_Emphasis"><text:span text:style-name="T230">.</text:span></text:span></text:p><text:p text:style-name="P83"><text:span text:style-name="Strong_20_Emphasis"><text:span text:style-name="T221"><text:tab/>Klik op </text:span></text:span><text:span text:style-name="Strong_20_Emphasis"><text:span text:style-name="T240">Terugzetten starten</text:span></text:span><text:span text:style-name="Strong_20_Emphasis"><text:span text:style-name="T221"> en vervolgens op </text:span></text:span><text:span text:style-name="Strong_20_Emphasis"><text:span text:style-name="T240">Terugzetten</text:span></text:span><text:span text:style-name="Strong_20_Emphasis"><text:span text:style-name="T222">.<text:line-break/></text:span></text:span><text:span text:style-name="Strong_20_Emphasis"><text:span text:style-name="T234">O</text:span></text:span><text:span text:style-name="Strong_20_Emphasis"><text:span text:style-name="T223">f </text:span></text:span><text:span text:style-name="Strong_20_Emphasis"><text:span text:style-name="T224">gebruik </text:span></text:span><text:span text:style-name="Strong_20_Emphasis"><text:span text:style-name="T225">het programma </text:span></text:span><text:span text:style-name="Strong_20_Emphasis"><text:span text:style-name="T209">Etche</text:span></text:span><text:span text:style-name="Strong_20_Emphasis"><text:span text:style-name="T210">r</text:span></text:span><text:span text:style-name="Strong_20_Emphasis"><text:span text:style-name="T225"> </text:span></text:span><text:span text:style-name="Strong_20_Emphasis"><text:span text:style-name="T226">(</text:span></text:span><text:a xlink:type="simple" xlink:href="https://www.balena.io/etcher/" text:style-name="Internet_20_link" text:visited-style-name="Visited_20_Internet_20_Link"><text:span text:style-name="Strong_20_Emphasis"><text:span text:style-name="T351">etcher.io</text:span></text:span></text:a><text:span text:style-name="Strong_20_Emphasis"><text:span text:style-name="T226">) </text:span></text:span><text:span text:style-name="Strong_20_Emphasis"><text:span text:style-name="T235">dat </text:span></text:span><text:span text:style-name="Strong_20_Emphasis"><text:span text:style-name="T223">beschikbaar </text:span></text:span><text:span text:style-name="Strong_20_Emphasis"><text:span text:style-name="T235">is </text:span></text:span><text:span text:style-name="Strong_20_Emphasis"><text:span text:style-name="T223">voor </text:span></text:span><text:span text:style-name="Strong_20_Emphasis"><text:span text:style-name="T221">Windows, </text:span></text:span><text:span text:style-name="Strong_20_Emphasis"><text:span text:style-name="T227">mac</text:span></text:span><text:span text:style-name="Strong_20_Emphasis"><text:span text:style-name="T228">OS</text:span></text:span><text:span text:style-name="Strong_20_Emphasis"><text:span text:style-name="T225">, </text:span></text:span><text:span text:style-name="Strong_20_Emphasis"><text:span text:style-name="T226">en </text:span></text:span><text:span text:style-name="Strong_20_Emphasis"><text:span text:style-name="T225">Linux</text:span></text:span><text:span text:style-name="Strong_20_Emphasis"><text:span text:style-name="T229">.</text:span></text:span></text:p></text:note-body></text:note></text:span><text:span text:style-name="T169"> </text:span><text:span text:style-name="T175">of dvd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01"><text:span text:style-name="T172">Opstart/</text:span><text:span text:style-name="T173">bootmenu</text:span><text:span text:style-name="T172"> </text:span><text:span text:style-name="T169">via </text:span><text:span text:style-name="Definition"><text:span text:style-name="T5">opstartmenu</text:span></text:span><text:span text:style-name="T169"> </text:span><text:span text:style-name="T176">en </text:span><text:span text:style-name="T172">instellingen/</text:span><text:span text:style-name="T173">setup</text:span><text:span text:style-name="T169"> via </text:span><text:span text:style-name="Definition"><text:span text:style-name="T5">instellingen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8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20">D</text:span></text:span><text:span text:style-name="Strong_20_Emphasis"><text:span text:style-name="T117">ruk op de </text:span></text:span><text:span text:style-name="Strong_20_Emphasis"><text:span text:style-name="T118">Enter</text:span></text:span><text:span text:style-name="Strong_20_Emphasis"><text:span text:style-name="T117">-toets </text:span></text:span><text:span text:style-name="Strong_20_Emphasis"><text:span text:style-name="T120">(</text:span></text:span><text:span text:style-name="Strong_20_Emphasis"><text:span text:style-name="T141">Debian GNU/Linux Live</text:span></text:span><text:span text:style-name="Strong_20_Emphasis"><text:span text:style-name="T120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52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schermen</text:span></text:span><text:span text:style-name="Strong_20_Emphasis"><text:span text:style-name="T127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5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20"><text:span text:style-name="Strong_20_Emphasis"><text:span text:style-name="T110"><text:s/></text:span></text:span><text:span text:style-name="Strong_20_Emphasis"><text:span text:style-name="T115"><draw:control text:anchor-type="as-char" draw:z-index="20" draw:name="Vorm11_0" draw:style-name="gr1" draw:text-style-name="P11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43">Als het scherm </text:span></text:span><text:span text:style-name="Strong_20_Emphasis"><text:span text:style-name="T142">Wi-Fi</text:span></text:span><text:span text:style-name="Strong_20_Emphasis"><text:span text:style-name="T43"> verschijnt: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88"><text:span text:style-name="Strong_20_Emphasis"><text:span text:style-name="T57">K</text:span></text:span><text:span text:style-name="Strong_20_Emphasis"><text:span text:style-name="T43">ies </text:span></text:span><text:span text:style-name="Strong_20_Emphasis"><text:span text:style-name="T56">het</text:span></text:span><text:span text:style-name="Strong_20_Emphasis"><text:span text:style-name="T43"> draadloos netwerk, maak verbinding, en klik op</text:span></text:span><text:span text:style-name="Strong_20_Emphasis"><text:span text:style-name="T122"> </text:span></text:span><text:span text:style-name="Strong_20_Emphasis"><text:span text:style-name="T161">N</text:span></text:span><text:span text:style-name="Strong_20_Emphasis"><text:span text:style-name="T139">ext</text:span></text:span><text:span text:style-name="Strong_20_Emphasis"><text:span text:style-name="T122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6"><text:span text:style-name="Strong_20_Emphasis"><text:span text:style-name="T58"><text:s/></text:span></text:span><text:span text:style-name="Strong_20_Emphasis"><text:span text:style-name="T113"><draw:control text:anchor-type="as-char" draw:z-index="14" draw:name="Vorm13_1" draw:style-name="gr1" draw:text-style-name="P113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44">Start de installatie</text:span></text:span><text:span text:style-name="Strong_20_Emphasis"><text:span text:style-name="T123"> </text:span></text:span><text:span text:style-name="Strong_20_Emphasis"><text:span text:style-name="T60">via </text:span></text:span><text:span text:style-name="Strong_20_Emphasis"><text:span text:style-name="T62">een </text:span></text:span><text:span text:style-name="Strong_20_Emphasis"><text:span text:style-name="T85">klik op </text:span></text:span><text:span text:style-name="Strong_20_Emphasis"><text:span text:style-name="T134">Activities</text:span></text:span><text:span text:style-name="Strong_20_Emphasis"><text:span text:style-name="T85"> en </text:span></text:span><text:span text:style-name="Strong_20_Emphasis"><text:span text:style-name="T86">een </text:span></text:span><text:span text:style-name="Strong_20_Emphasis"><text:span text:style-name="T85">klik op</text:span></text:span><text:span text:style-name="Strong_20_Emphasis"><text:span text:style-name="T87"> </text:span></text:span><text:span text:style-name="Strong_20_Emphasis"><text:span text:style-name="T135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8"/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4">Bij </text:span></text:span><text:span text:style-name="Strong_20_Emphasis"><text:span text:style-name="T143">Welcome</text:span></text:span><text:span text:style-name="Strong_20_Emphasis"><text:span text:style-name="T44"> kies </text:span></text:span><text:span text:style-name="Strong_20_Emphasis"><text:span text:style-name="T143">Nederlands</text:span></text:span><text:span text:style-name="Strong_20_Emphasis"><text:span text:style-name="T44"> en klik op </text:span></text:span><text:span text:style-name="Strong_20_Emphasis"><text:span text:style-name="T143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58"/></text:span></text:p>
          </table:table-cell>
          <table:table-cell table:style-name="_32_._5f_Installatie_5f_uitvoeren.A1" office:value-type="string">
            <text:p text:style-name="P8">Bij <text:span text:style-name="T343">Locatie</text:span> kies bij <text:span text:style-name="T343">Regio</text:span> voor <text:span text:style-name="T343">Europa</text:span> en klik op <text:span text:style-name="T343">Volgende</text:span>.</text:p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58"/></text:span></text:p>
          </table:table-cell>
          <table:table-cell table:style-name="_32_._5f_Installatie_5f_uitvoeren.A1" office:value-type="string">
            <text:p text:style-name="P8">Bij <text:span text:style-name="T343">Toetsenbord</text:span> kies <text:span text:style-name="T343">English (US)</text:span> en klik op <text:span text:style-name="T343">Volgende</text:span>.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58"><text:s/></text:span></text:span><text:span text:style-name="Strong_20_Emphasis"><text:span text:style-name="T113"><draw:control text:anchor-type="as-char" draw:z-index="15" draw:name="Vorm13_4" draw:style-name="gr1" draw:text-style-name="P113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91"><text:span text:style-name="T6">Bij </text:span><text:span text:style-name="T17">Partities</text:span><text:span text:style-name="T6">: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106"><text:span text:style-name="T8">S</text:span><text:span text:style-name="T288">electeer</text:span><text:span text:style-name="T6"> </text:span><text:span text:style-name="T7">de </text:span><text:span text:style-name="T6">gewenste </text:span><text:span text:style-name="T289">optie </text:span><text:span text:style-name="Strong_20_Emphasis"><text:span text:style-name="T46">en klik op </text:span></text:span><text:span text:style-name="Strong_20_Emphasis"><text:span text:style-name="T144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8"><text:s/></text:span></text:span><text:span text:style-name="Strong_20_Emphasis"><text:span text:style-name="T113"><draw:control text:anchor-type="as-char" draw:z-index="3" draw:name="Vorm13" draw:style-name="gr1" draw:text-style-name="P113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5"><text:span text:style-name="Strong_20_Emphasis"><text:span text:style-name="T119">Bij </text:span></text:span><text:span text:style-name="Strong_20_Emphasis"><text:span text:style-name="T140">Gebruikers</text:span></text:span><text:span text:style-name="Strong_20_Emphasis"><text:span text:style-name="T119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05"><text:span text:style-name="Strong_20_Emphasis"><text:span text:style-name="T121">V</text:span></text:span><text:span text:style-name="Strong_20_Emphasis"><text:span text:style-name="T119">ul in </text:span></text:span><text:span text:style-name="Strong_20_Emphasis"><text:span text:style-name="T145">Wat is je naam?</text:span></text:span><text:span text:style-name="Strong_20_Emphasis"><text:span text:style-name="T47"> </text:span></text:span><text:span text:style-name="Definition"><text:span text:style-name="T13">gebruiker</text:span></text:span><text:span text:style-name="Strong_20_Emphasis"><text:span text:style-name="T108">,</text:span></text:span><text:span text:style-name="Strong_20_Emphasis"><text:span text:style-name="T109"><text:line-break/></text:span></text:span><text:span text:style-name="Strong_20_Emphasis"><text:span text:style-name="T145">Welke naam wil je gebruiken om in te loggen?</text:span></text:span><text:span text:style-name="Strong_20_Emphasis"><text:span text:style-name="T48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4">,<text:line-break/></text:span></text:span><text:span text:style-name="Strong_20_Emphasis"><text:span text:style-name="T146">Wat is de </text:span></text:span><text:span text:style-name="Strong_20_Emphasis"><text:span text:style-name="T145">naam van deze </text:span></text:span><text:span text:style-name="Strong_20_Emphasis"><text:span text:style-name="T146">computer</text:span></text:span><text:span text:style-name="Strong_20_Emphasis"><text:span text:style-name="T49"> </text:span></text:span><text:span text:style-name="Definition"><text:span text:style-name="T13">computernaam</text:span></text:span><text:span text:style-name="Strong_20_Emphasis"><text:span text:style-name="T47">,</text:span></text:span></text:p>
            <text:p text:style-name="P105"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</text:span></text:span><text:span text:style-name="Strong_20_Emphasis"><text:span text:style-name="T147">wachtwoord</text:span></text:span><text:span text:style-name="Strong_20_Emphasis"><text:span text:style-name="T50"> </text:span></text:span><text:span text:style-name="Strong_20_Emphasis"><text:span text:style-name="T47">in</text:span></text:span><text:span text:style-name="Strong_20_Emphasis"><text:span text:style-name="T128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9">V</text:span></text:span><text:span text:style-name="Strong_20_Emphasis"><text:span text:style-name="T150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8"><text:s/></text:span></text:span><text:span text:style-name="Strong_20_Emphasis"><text:span text:style-name="T113"><draw:control text:anchor-type="as-char" draw:z-index="4" draw:name="Vorm14" draw:style-name="gr1" draw:text-style-name="P11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52">Bij </text:span></text:span><text:span text:style-name="Strong_20_Emphasis"><text:span text:style-name="T162">Samenvatting</text:span></text:span><text:span text:style-name="Strong_20_Emphasis"><text:span text:style-name="T125"> </text:span></text:span><text:span text:style-name="Strong_20_Emphasis"><text:span text:style-name="T126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51">Installe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107"><text:span text:style-name="Strong_20_Emphasis"><text:span text:style-name="T58"><text:s/></text:span></text:span><text:span text:style-name="Strong_20_Emphasis"><text:span text:style-name="T113"><draw:control text:anchor-type="as-char" draw:z-index="25" draw:name="Vorm 1" draw:style-name="gr1" draw:text-style-name="P113" svg:width="0.35cm" svg:height="0.35cm" draw:control="control26"/></text:span></text:span></text:p>
          </table:table-cell>
          <table:table-cell table:style-name="_32_._5f_Installatie_5f_uitvoeren.A1" office:value-type="string">
            <text:p text:style-name="P63">Klik bij <text:span text:style-name="T345">Beëindigen</text:span> op <text:span text:style-name="T346">Voltooid</text:span>.</text:p>
          </table:table-cell>
        </table:table-row>
      </table:table>
      <text:p text:style-name="P56"><text:span text:style-name="Strong_20_Emphasis"><text:span text:style-name="T124"/></text:span></text:p>
      <text:list xml:id="list172518407837359" text:continue-numbering="true" text:style-name="L1">
        <text:list-item>
          <text:p text:style-name="P112"><text:span text:style-name="Strong_20_Emphasis"><text:span text:style-name="T163">Installatie </text:span></text:span><text:span text:style-name="Strong_20_Emphasis"><text:span text:style-name="T164">afronden</text:span></text:span></text:p>
        </text:list-item>
      </text:list>
      <text:p text:style-name="P57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1"><text:span text:style-name="Strong_20_Emphasis"><text:span text:style-name="T58"><text:s/></text:span></text:span><text:span text:style-name="Strong_20_Emphasis"><text:span text:style-name="T113"><draw:control text:anchor-type="as-char" draw:z-index="5" draw:name="Vorm22" draw:style-name="gr1" draw:text-style-name="P11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3">Aanmelden als </text:span></text:span><text:span text:style-name="Definition"><text:span text:style-name="T13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21"><text:span text:style-name="Strong_20_Emphasis"><text:span text:style-name="T110"><text:s/></text:span></text:span><text:span text:style-name="Strong_20_Emphasis"><text:span text:style-name="T115"><draw:control text:anchor-type="as-char" draw:z-index="22" draw:name="Vorm24" draw:style-name="gr1" draw:text-style-name="P113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13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8"><text:s/></text:span></text:span><text:span text:style-name="Strong_20_Emphasis"><text:span text:style-name="T113"><draw:control text:anchor-type="as-char" draw:z-index="13" draw:name="Vorm4_1" draw:style-name="gr1" draw:text-style-name="P11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8">Installeer </text:span></text:span><text:span text:style-name="Strong_20_Emphasis"><text:span text:style-name="T99">pakket kz</text:span></text:span><text:span text:style-name="Strong_20_Emphasis"><text:span text:style-name="T99"><text:note text:id="ftn7" text:note-class="footnote"><text:note-citation>1</text:note-citation><text:note-body><text:p text:style-name="P85"><text:span text:style-name="T355">Debian-</text:span><text:span text:style-name="T356">p</text:span>akket kz plaatst documenten en scripts van Karel Zimmer <text:span text:style-name="T354">(zie </text:span><text:a xlink:type="simple" xlink:href="https://karelzimmer.nl/" text:style-name="Internet_20_link" text:visited-style-name="Visited_20_Internet_20_Link"><text:span text:style-name="Strong_20_Emphasis"><text:span text:style-name="T352">karelzimmer.nl</text:span></text:span></text:a><text:span text:style-name="Strong_20_Emphasis"><text:span text:style-name="T233">) </text:span></text:span>voor het installeren en beheren van Debian en op Debian gebaseerd systeem zoals Ubuntu..</text:p></text:note-body></text:note></text:span></text:span><text:span text:style-name="Strong_20_Emphasis"><text:span text:style-name="T99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102"><text:span text:style-name="Strong_20_Emphasis"><text:span text:style-name="T104">D</text:span></text:span><text:span text:style-name="Strong_20_Emphasis"><text:span text:style-name="T63">ruk op de </text:span></text:span><text:span text:style-name="Strong_20_Emphasis"><text:span text:style-name="T77">Super</text:span></text:span><text:span text:style-name="Strong_20_Emphasis"><text:span text:style-name="T63">-toets</text:span></text:span><text:span text:style-name="Strong_20_Emphasis"><text:span text:style-name="T63"><text:note text:id="ftn8" text:note-class="footnote"><text:note-citation>2</text:note-citation><text:note-body><text:p text:style-name="P29"><text:span text:style-name="T256">De </text:span><text:span text:style-name="T257">Super</text:span><text:span text:style-name="T256">-toets is de Windows-toets, Command-toets </text:span><text:span text:style-name="T258">(Apple)</text:span><text:span text:style-name="T256">, of Vergrootglas-toets </text:span><text:span text:style-name="T258">(Chromebook)</text:span><text:span text:style-name="T256">.</text:span></text:p></text:note-body></text:note></text:span></text:span><text:span text:style-name="Strong_20_Emphasis"><text:span text:style-name="T62">, </text:span></text:span><text:span text:style-name="Strong_20_Emphasis"><text:span text:style-name="T64">t</text:span></text:span><text:span text:style-name="Strong_20_Emphasis"><text:span text:style-name="T65">yp </text:span></text:span><text:span text:style-name="Strong_20_Emphasis"><text:span text:style-name="T129">ter</text:span></text:span><text:span text:style-name="Strong_20_Emphasis"><text:span text:style-name="T130">m</text:span></text:span><text:span text:style-name="Strong_20_Emphasis"><text:span text:style-name="T66"> </text:span></text:span><text:span text:style-name="Strong_20_Emphasis"><text:span text:style-name="T67">e</text:span></text:span><text:span text:style-name="Strong_20_Emphasis"><text:span text:style-name="T60">n </text:span></text:span><text:span text:style-name="Strong_20_Emphasis"><text:span text:style-name="T68">k</text:span></text:span><text:span text:style-name="Strong_20_Emphasis"><text:span text:style-name="T60">lik op het pictogram van </text:span></text:span><text:span text:style-name="Strong_20_Emphasis"><text:span text:style-name="T131">Terminalvenster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64"><text:span text:style-name="Strong_20_Emphasis"><text:span text:style-name="T58"/></text:span></text:p>
          </table:table-cell>
          <table:table-cell table:style-name="_33_._5f_Installatie_5f_afronden.A1" office:value-type="string">
            <text:p text:style-name="P67"><text:span text:style-name="T4">Typ</text:span><text:span text:style-name="Strong_20_Emphasis"><text:span text:style-name="T70">, of </text:span></text:span><text:span text:style-name="Strong_20_Emphasis"><text:span text:style-name="T66">kopieer en plak, de</text:span></text:span><text:span text:style-name="Strong_20_Emphasis"><text:span text:style-name="T88">z</text:span></text:span><text:span text:style-name="Strong_20_Emphasis"><text:span text:style-name="T89">e</text:span></text:span><text:span text:style-name="Strong_20_Emphasis"><text:span text:style-name="T66"> </text:span></text:span><text:span text:style-name="Strong_20_Emphasis"><text:span text:style-name="T72">drie </text:span></text:span><text:span text:style-name="Strong_20_Emphasis"><text:span text:style-name="T66">opdrachten, ieder gevolgd door de </text:span></text:span><text:span text:style-name="Strong_20_Emphasis"><text:span text:style-name="T61">Enter</text:span></text:span><text:span text:style-name="Strong_20_Emphasis"><text:span text:style-name="T60">-toet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4"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4"><text:span text:style-name="User_20_Entry"><text:span text:style-name="T34">wget karelzimmer.nl/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4"><text:span text:style-name="User_20_Entry"><text:span text:style-name="T34"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6"><text:span text:style-name="Strong_20_Emphasis"><text:span text:style-name="T72">V</text:span></text:span><text:span text:style-name="Strong_20_Emphasis"><text:span text:style-name="T73">olg </text:span></text:span><text:span text:style-name="Strong_20_Emphasis"><text:span text:style-name="T7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58"><text:s/></text:span></text:span><text:span text:style-name="Strong_20_Emphasis"><text:span text:style-name="T113"><draw:control text:anchor-type="as-char" draw:z-index="6" draw:name="Vorm33" draw:style-name="gr1" draw:text-style-name="P11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103"><text:span text:style-name="Strong_20_Emphasis"><text:span text:style-name="T105">D</text:span></text:span><text:span text:style-name="Strong_20_Emphasis"><text:span text:style-name="T93">ruk</text:span></text:span><text:span text:style-name="Strong_20_Emphasis"><text:span text:style-name="T92"> op</text:span></text:span><text:span text:style-name="Strong_20_Emphasis"><text:span text:style-name="T69"> de </text:span></text:span><text:span text:style-name="Strong_20_Emphasis"><text:span text:style-name="T77">Super</text:span></text:span><text:span text:style-name="Strong_20_Emphasis"><text:span text:style-name="T69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2">, </text:span></text:span><text:span text:style-name="Strong_20_Emphasis"><text:span text:style-name="T64">t</text:span></text:span><text:span text:style-name="Strong_20_Emphasis"><text:span text:style-name="T65">yp </text:span></text:span><text:span text:style-name="Strong_20_Emphasis"><text:span text:style-name="T136">men</text:span></text:span><text:span text:style-name="Strong_20_Emphasis"><text:span text:style-name="T133">u</text:span></text:span><text:span text:style-name="Strong_20_Emphasis"><text:span text:style-name="T63"> </text:span></text:span><text:span text:style-name="Strong_20_Emphasis"><text:span text:style-name="T67">e</text:span></text:span><text:span text:style-name="Strong_20_Emphasis"><text:span text:style-name="T60">n </text:span></text:span><text:span text:style-name="Strong_20_Emphasis"><text:span text:style-name="T68">k</text:span></text:span><text:span text:style-name="Strong_20_Emphasis"><text:span text:style-name="T60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58"/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83">K</text:span></text:span><text:span text:style-name="Strong_20_Emphasis"><text:span text:style-name="T81">ie</text:span></text:span><text:span text:style-name="Strong_20_Emphasis"><text:span text:style-name="T82">s </text:span></text:span><text:span text:style-name="Strong_20_Emphasis"><text:span text:style-name="T157">3 </text:span></text:span><text:span text:style-name="Strong_20_Emphasis"><text:span text:style-name="T158">Installatie</text:span></text:span><text:span text:style-name="Strong_20_Emphasis"><text:span text:style-name="T159"> </text:span></text:span><text:span text:style-name="Strong_20_Emphasis"><text:span text:style-name="T160">afronden</text:span></text:span><text:span text:style-name="Strong_20_Emphasis"><text:span text:style-name="T83"> </text:span></text:span><text:span text:style-name="Strong_20_Emphasis"><text:span text:style-name="T84">en </text:span></text:span><text:span text:style-name="Strong_20_Emphasis"><text:span text:style-name="T101">klik op </text:span></text:span><text:span text:style-name="Strong_20_Emphasis"><text:span text:style-name="T138">Verder</text:span></text:span><text:span text:style-name="Strong_20_Emphasis"><text:span text:style-name="T101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8"><text:span text:style-name="T3">V</text:span><text:span text:style-name="Strong_20_Emphasis"><text:span text:style-name="T73">olg </text:span></text:span><text:span text:style-name="Strong_20_Emphasis"><text:span text:style-name="T7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97"><text:span text:style-name="Strong_20_Emphasis"><text:span text:style-name="T58"><text:s/></text:span></text:span><text:span text:style-name="Strong_20_Emphasis"><text:span text:style-name="T113"><draw:control text:anchor-type="as-char" draw:z-index="23" draw:name="Vorm 4" draw:style-name="gr1" draw:text-style-name="P113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8"><text:span text:style-name="T384">De </text:span><text:span text:style-name="T385">computer</text:span><text:span text:style-name="T384"> </text:span><text:span text:style-name="T343">Herstart</text:span><text:span text:style-name="T344">en</text:span>.</text:p>
          </table:table-cell>
        </table:table-row>
      </table:table>
      <text:p text:style-name="P57"><text:span text:style-name="Strong_20_Emphasis"><text:span text:style-name="T53"><text:tab/></text:span></text:span></text:p>
      <text:p text:style-name="P58"><text:span text:style-name="Strong_20_Emphasis"><text:span text:style-name="T74"><text:tab/></text:span></text:span></text:p>
      <text:list xml:id="list172519378125958" text:continue-numbering="true" text:style-name="L1">
        <text:list-item>
          <text:p text:style-name="P111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3"><text:span text:style-name="Strong_20_Emphasis"><text:span text:style-name="T58"><text:s/></text:span></text:span><text:span text:style-name="Strong_20_Emphasis"><text:span text:style-name="T113"><draw:control text:anchor-type="as-char" draw:z-index="16" draw:name="Vorm36_0" draw:style-name="gr1" draw:text-style-name="P113" svg:width="0.35cm" svg:height="0.35cm" draw:control="control17"/></text:span></text:span></text:p>
          </table:table-cell>
          <table:table-cell table:style-name="Tabel2.A1" office:value-type="string">
            <text:p text:style-name="P51"><text:span text:style-name="Strong_20_Emphasis"><text:span text:style-name="T53">Aanmelden als </text:span></text:span><text:span text:style-name="Definition"><text:span text:style-name="T13">gebruiker</text:span></text:span><text:span text:style-name="Strong_20_Emphasis"><text:span text:style-name="T59"><text:note text:id="ftn9" text:note-class="footnote"><text:note-citation>1</text:note-citation><text:note-body><text:p text:style-name="P80"><text:span text:style-name="User_20_Entry"><text:span text:style-name="T178">E</text:span></text:span><text:span text:style-name="User_20_Entry"><text:span text:style-name="T199">v</text:span></text:span><text:span text:style-name="User_20_Entry"><text:span text:style-name="T200">en</text:span></text:span><text:span text:style-name="User_20_Entry"><text:span text:style-name="T202">t</text:span></text:span><text:span text:style-name="User_20_Entry"><text:span text:style-name="T203">uele </text:span></text:span><text:span text:style-name="User_20_Entry"><text:span text:style-name="T204">extra </text:span></text:span><text:span text:style-name="Definition"><text:span text:style-name="T349">gebruiker</text:span></text:span><text:span text:style-name="User_20_Entry"><text:span text:style-name="T204">s aanmelden </text:span></text:span><text:span text:style-name="User_20_Entry"><text:span text:style-name="T205">en dezelfde stappen uitvoeren</text:span></text:span><text:span text:style-name="User_20_Entry"><text:span text:style-name="T201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75"><text:span text:style-name="Strong_20_Emphasis"><text:span text:style-name="T58"><text:s/></text:span></text:span><text:span text:style-name="Strong_20_Emphasis"><text:span text:style-name="T113"><draw:control text:anchor-type="as-char" draw:z-index="17" draw:name="Vorm36_2" draw:style-name="gr1" draw:text-style-name="P113" svg:width="0.35cm" svg:height="0.35cm" draw:control="control18"/></text:span></text:span></text:p>
          </table:table-cell>
          <table:table-cell table:style-name="Tabel2.A1" office:value-type="string">
            <text:p text:style-name="P50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Strong_20_Emphasis"><text:span text:style-name="T107">gebruiker</text:span></text:span><text:span text:style-name="Strong_20_Emphasis"><text:span text:style-name="T95"> </text:span></text:span><text:span text:style-name="Strong_20_Emphasis"><text:span text:style-name="T97">in:</text:span>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54"><text:span text:style-name="Strong_20_Emphasis"><text:span text:style-name="T106">D</text:span></text:span><text:span text:style-name="Strong_20_Emphasis"><text:span text:style-name="T93">ruk</text:span></text:span><text:span text:style-name="Strong_20_Emphasis"><text:span text:style-name="T92"> op</text:span></text:span><text:span text:style-name="Strong_20_Emphasis"><text:span text:style-name="T69"> de </text:span></text:span><text:span text:style-name="Strong_20_Emphasis"><text:span text:style-name="T77">Super</text:span></text:span><text:span text:style-name="Strong_20_Emphasis"><text:span text:style-name="T69">-toets</text:span></text:span><text:span text:style-name="Strong_20_Emphasis"><text:span text:style-name="T37"><text:note text:id="ftn10" text:note-class="footnote"><text:note-citation>2</text:note-citation><text:note-body><text:p text:style-name="P29"><text:span text:style-name="T256">De </text:span><text:span text:style-name="T257">Super</text:span><text:span text:style-name="T256">-toets is de Windows-toets, Command-toets </text:span><text:span text:style-name="T258">(Apple)</text:span><text:span text:style-name="T256">, of Vergrootglas-toets </text:span><text:span text:style-name="T258">(Chromebook)</text:span><text:span text:style-name="T256">.</text:span></text:p></text:note-body></text:note></text:span></text:span><text:span text:style-name="Strong_20_Emphasis"><text:span text:style-name="T62">, </text:span></text:span><text:span text:style-name="Strong_20_Emphasis"><text:span text:style-name="T64">t</text:span></text:span><text:span text:style-name="Strong_20_Emphasis"><text:span text:style-name="T65">yp </text:span></text:span><text:span text:style-name="Strong_20_Emphasis"><text:span text:style-name="T136">men</text:span></text:span><text:span text:style-name="Strong_20_Emphasis"><text:span text:style-name="T133">u</text:span></text:span><text:span text:style-name="Strong_20_Emphasis"><text:span text:style-name="T63"> </text:span></text:span><text:span text:style-name="Strong_20_Emphasis"><text:span text:style-name="T67">e</text:span></text:span><text:span text:style-name="Strong_20_Emphasis"><text:span text:style-name="T60">n </text:span></text:span><text:span text:style-name="Strong_20_Emphasis"><text:span text:style-name="T68">k</text:span></text:span><text:span text:style-name="Strong_20_Emphasis"><text:span text:style-name="T60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53"><text:span text:style-name="Strong_20_Emphasis"><text:span text:style-name="T83">K</text:span></text:span><text:span text:style-name="Strong_20_Emphasis"><text:span text:style-name="T81">ie</text:span></text:span><text:span text:style-name="Strong_20_Emphasis"><text:span text:style-name="T82">s </text:span></text:span><text:span text:style-name="Strong_20_Emphasis"><text:span text:style-name="T157">4 </text:span></text:span><text:span text:style-name="Strong_20_Emphasis"><text:span text:style-name="T137">Gebruiker inrichten</text:span></text:span><text:span text:style-name="Strong_20_Emphasis"><text:span text:style-name="T83"> </text:span></text:span><text:span text:style-name="Strong_20_Emphasis"><text:span text:style-name="T84">en </text:span></text:span><text:span text:style-name="Strong_20_Emphasis"><text:span text:style-name="T101">klik op </text:span></text:span><text:span text:style-name="Strong_20_Emphasis"><text:span text:style-name="T138">Verder</text:span></text:span><text:span text:style-name="Strong_20_Emphasis"><text:span text:style-name="T10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79"><text:span text:style-name="T3">V</text:span><text:span text:style-name="Strong_20_Emphasis"><text:span text:style-name="T73">olg </text:span></text:span><text:span text:style-name="Strong_20_Emphasis"><text:span text:style-name="T74">de aanwijzingen op het scherm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79"/>
          </table:table-cell>
        </table:table-row>
        <table:table-row>
          <table:table-cell table:style-name="Tabel2.A1" office:value-type="string">
            <text:p text:style-name="P24"><text:span text:style-name="Strong_20_Emphasis"><text:span text:style-name="T110"><text:s/></text:span></text:span><text:span text:style-name="Strong_20_Emphasis"><text:span text:style-name="T115"><draw:control text:anchor-type="as-char" draw:z-index="24" draw:name="Vorm 5" draw:style-name="gr1" draw:text-style-name="P113" svg:width="0.35cm" svg:height="0.35cm" draw:control="control25"/></text:span></text:span></text:p>
          </table:table-cell>
          <table:table-cell table:style-name="Tabel2.A1" office:value-type="string">
            <text:p text:style-name="P23"><text:span text:style-name="T384">De gebruiker </text:span><text:span text:style-name="T343">Afmelden</text:span>.</text:p>
          </table:table-cell>
        </table:table-row>
      </table:table>
      <text:p text:style-name="P48"><text:span text:style-name="Strong_20_Emphasis"><text:span text:style-name="T98"/></text:span></text:p>
      <text:p text:style-name="P18"/>
      <text:p text:style-name="P18"/>
      <text:p text:style-name="P94"><text:span text:style-name="T165">E</text:span><text:span text:style-name="T166">inde c</text:span><text:span text:style-name="T167">hecklist, </text:span><text:span text:style-name="T168">d</text:span><text:span text:style-name="T167">e</text:span><text:span text:style-name="T279"> installatie van </text:span><text:span text:style-name="T279"><text:user-field-get text:name="Distro">Debian</text:user-field-get></text:span><text:span text:style-name="T283"><text:s/></text:span><text:span text:style-name="T283"><text:user-field-get text:name="Version">11</text:user-field-get></text:span><text:span text:style-name="Strong_20_Emphasis"><text:span text:style-name="T280"><text:s/></text:span></text:span><text:span text:style-name="Strong_20_Emphasis"><text:span text:style-name="T281">LTS </text:span></text:span><text:span text:style-name="Strong_20_Emphasis"><text:span text:style-name="T284"><text:user-field-get text:name="Edition">desktop</text:user-field-get></text:span></text:span><text:span text:style-name="Strong_20_Emphasis"><text:span text:style-name="T284"><text:s/></text:span></text:span><text:span text:style-name="T279">is voltooid.</text:span></text:p>
      <text:p text:style-name="P46"/>
      <text:p text:style-name="P39"><text:span text:style-name="Emphasis"><text:span text:style-name="T375">Geschreven </text:span></text:span><text:span text:style-name="Emphasis"><text:span text:style-name="T379">in </text:span></text:span><text:span text:style-name="Strong_20_Emphasis"><text:span text:style-name="T74"><text:user-field-get style:data-style-name="N0" text:name="Releaseyear">2021</text:user-field-get></text:span></text:span><text:span text:style-name="Emphasis"><text:span text:style-name="T378"><text:s/></text:span></text:span><text:span text:style-name="Emphasis"><text:span text:style-name="T375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76">Karel Zimmer</text:span></text:span></text:a><text:span text:style-name="Emphasis"><text:span text:style-name="T37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77">Creative Commons Publiek Domein Verklaring</text:span></text:span></text:a><text:span text:style-name="Emphasis"><text:span text:style-name="T37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4-21T17:25:17.002116912">21-04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1T17:25:16.756655030</dc:date>
    <meta:keyword>Installatie</meta:keyword>
    <meta:keyword>Checklist</meta:keyword>
    <meta:keyword>Linux</meta:keyword>
    <meta:editing-cycles>6764</meta:editing-cycles>
    <meta:editing-duration>P11DT22H49M37S</meta:editing-duration>
    <meta:print-date>2021-03-23T20:07:57.967210640</meta:print-date>
    <dc:creator>Karel Zimmer</dc:creator>
    <meta:document-statistic meta:table-count="4" meta:image-count="0" meta:object-count="0" meta:page-count="4" meta:paragraph-count="105" meta:word-count="748" meta:character-count="5120" meta:non-whitespace-character-count="4409"/>
    <meta:user-defined meta:name="Info 1"/>
    <meta:user-defined meta:name="Info 2"/>
    <meta:user-defined meta:name="Info 3"/>
    <meta:user-defined meta:name="Info 4"/>
  </office:meta>
</office:document-meta>
</file>